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e3572" officeooo:paragraph-rsid="000e357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30820" officeooo:paragraph-rsid="0013082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30820" officeooo:paragraph-rsid="00130820"/>
    </style:style>
    <style:style style:name="P4" style:family="paragraph" style:parent-style-name="Heading_20_3" style:list-style-name="L8">
      <style:text-properties fo:font-size="16pt" fo:font-weight="bold" officeooo:rsid="000e3572" officeooo:paragraph-rsid="000e3572" style:font-size-asian="16pt" style:font-weight-asian="bold" style:font-size-complex="16pt" style:font-weight-complex="bold"/>
    </style:style>
    <style:style style:name="P5" style:family="paragraph" style:parent-style-name="Heading_20_3" style:list-style-name="L8">
      <style:text-properties fo:font-size="16pt" fo:font-weight="bold" officeooo:rsid="000e3572" officeooo:paragraph-rsid="001169ce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text-properties fo:font-size="16pt" fo:font-weight="normal" officeooo:rsid="00130820" officeooo:paragraph-rsid="00130820" style:font-size-asian="16pt" style:font-weight-asian="normal" style:font-size-complex="16pt" style:font-weight-complex="normal"/>
    </style:style>
    <style:style style:name="P7" style:family="paragraph" style:parent-style-name="Text_20_body" style:list-style-name="L8">
      <style:text-properties fo:font-size="16pt" fo:font-weight="bold" officeooo:rsid="00130820" officeooo:paragraph-rsid="0014f931" style:font-size-asian="16pt" style:font-weight-asian="bold" style:font-size-complex="16pt" style:font-weight-complex="bold"/>
    </style:style>
    <style:style style:name="P8" style:family="paragraph" style:parent-style-name="Text_20_body" style:list-style-name="L8"/>
    <style:style style:name="P9" style:family="paragraph" style:parent-style-name="Text_20_body" style:list-style-name="L8">
      <style:text-properties officeooo:paragraph-rsid="0014f931"/>
    </style:style>
    <style:style style:name="T1" style:family="text">
      <style:text-properties style:text-position="super 58%"/>
    </style:style>
    <style:style style:name="T2" style:family="text">
      <style:text-properties officeooo:rsid="001169ce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4f931" style:font-size-asian="16pt" style:font-weight-asian="bold" style:font-size-complex="16pt" style:font-weight-complex="bold"/>
    </style:style>
    <style:style style:name="T5" style:family="text">
      <style:text-properties officeooo:rsid="0014f931"/>
    </style:style>
    <style:style style:name="T6" style:family="text">
      <style:text-properties fo:font-weight="bold" officeooo:rsid="0014f931" style:font-weight-asian="bold" style:font-weight-complex="bold"/>
    </style:style>
    <style:style style:name="T7" style:family="text">
      <style:text-properties fo:font-weight="normal" officeooo:rsid="0014f931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normal" officeooo:rsid="0014f931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22in" fo:text-indent="-0.25in" fo:margin-left="1.22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472in" fo:text-indent="-0.25in" fo:margin-left="1.47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22in" fo:text-indent="-0.25in" fo:margin-left="1.72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972in" fo:text-indent="-0.25in" fo:margin-left="1.97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22in" fo:text-indent="-0.25in" fo:margin-left="2.22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472in" fo:text-indent="-0.25in" fo:margin-left="2.47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22in" fo:text-indent="-0.25in" fo:margin-left="2.72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972in" fo:text-indent="-0.25in" fo:margin-left="2.97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22in" fo:text-indent="-0.25in" fo:margin-left="3.22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472in" fo:text-indent="-0.25in" fo:margin-left="3.472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835in" fo:text-indent="-0.25in" fo:margin-left="1.283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5335in" fo:text-indent="-0.25in" fo:margin-left="1.533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835in" fo:text-indent="-0.25in" fo:margin-left="1.783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0335in" fo:text-indent="-0.25in" fo:margin-left="2.03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835in" fo:text-indent="-0.25in" fo:margin-left="2.283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5335in" fo:text-indent="-0.25in" fo:margin-left="2.533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835in" fo:text-indent="-0.25in" fo:margin-left="2.783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0335in" fo:text-indent="-0.25in" fo:margin-left="3.03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835in" fo:text-indent="-0.25in" fo:margin-left="3.283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5335in" fo:text-indent="-0.25in" fo:margin-left="3.533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s for 3<text:span text:style-name="T1">rd</text:span> Sem Project:</text:p>
      <text:list xml:id="list1534928565" text:style-name="L8">
        <text:list-item>
          <text:h text:style-name="P4" text:outline-level="3"><text:span text:style-name="Strong_20_Emphasis">Intelligent Traffic Management System</text:span><text:span text:style-name="Strong_20_Emphasis"><text:span text:style-name="T2">(Intermediate)</text:span></text:span></text:h>
          <text:p text:style-name="P8"><text:s text:c="15"/>Uses AI &amp; real-time data to reduce traffic congestion.</text:p>
        </text:list-item>
        <text:list-item>
          <text:h text:style-name="P4" text:outline-level="3"><text:span text:style-name="Strong_20_Emphasis">AI Chat bot for Customer Support</text:span><text:span text:style-name="Strong_20_Emphasis"><text:span text:style-name="T2">(Beginner-Friendly)</text:span></text:span></text:h>
          <text:p text:style-name="P8"><text:s text:c="19"/>A smart chat bot using <text:span text:style-name="Strong_20_Emphasis">NLP &amp; ML</text:span> for real-time assistance.</text:p>
        </text:list-item>
        <text:list-item>
          <text:h text:style-name="P5" text:outline-level="3"><text:span text:style-name="Strong_20_Emphasis">Secure End-to-End Encrypted Messaging App</text:span><text:span text:style-name="Strong_20_Emphasis"><text:span text:style-name="T2">(Advanced-Level)</text:span></text:span></text:h>
          <text:p text:style-name="P8"><text:s text:c="14"/>A Whats App-like app focusing on privacy &amp; encryption.</text:p>
        </text:list-item>
        <text:list-item>
          <text:h text:style-name="P4" text:outline-level="3"><text:span text:style-name="Strong_20_Emphasis">AI-Based Interview Preparation Assistant</text:span><text:span text:style-name="Strong_20_Emphasis"><text:span text:style-name="T2">(Intermediate)</text:span></text:span></text:h>
          <text:p text:style-name="P9"><text:s text:c="16"/>Simulates interviews and evaluates candidate responses using NLP.</text:p>
        </text:list-item>
        <text:list-item>
          <text:p text:style-name="P7"><text:span text:style-name="T5"><text:s text:c="3"/>Project Management System(Intermediate)</text:span></text:p>
          <text:p text:style-name="P7"><text:s/><text:span text:style-name="T8"><text:s/></text:span><text:span text:style-name="T9">Check the Project info in real time and shows it to the collaborates </text:span></text:p>
        </text:list-item>
      </text:list>
      <text:p text:style-name="P3"><text:span text:style-name="T3">Properties:</text:span></text:p>
      <text:list xml:id="list1594633185" text:style-name="L2">
        <text:list-item>
          <text:p text:style-name="P6">The UI should be Best.</text:p>
        </text:list-item>
        <text:list-item>
          <text:p text:style-name="P6">There should be data in project.</text:p>
        </text:list-item>
        <text:list-item>
          <text:p text:style-name="P6">API.</text:p>
        </text:list-item>
        <text:list-item>
          <text:p text:style-name="P6">Hosted project.(Highlight things)</text:p>
        </text:list-item>
        <text:list-item>
          <text:p text:style-name="P6">Modern view Controller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0:57:17.579367901</meta:creation-date>
    <dc:date>2025-03-01T12:16:41.970250565</dc:date>
    <meta:editing-duration>PT16M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11" meta:character-count="786" meta:non-whitespace-character-count="637"/>
  </office:meta>
</office:document-meta>
</file>